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text:display="non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</office:automatic-styles>
  <office:body>
    <office:text>
      <text:p text:style-name="P1"><text:span text:style-name="T1">Classifier comparison sk learn python</text:span></text:p>
      <text:p text:style-name="P2"><text:a xlink:href="https://scikit-learn.org/stable/auto_examples/classification/plot_classifier_comparison.html"><text:span text:style-name="T2">https://scikit-learn.org/stable/auto_examples/classification/plot_classifier_comparison.html</text:span></text:a><text:span text:style-name="T3"/></text:p>
      <text:p text:style-name="P2"><text:span text:style-name="T3"/></text:p>
      <text:p text:style-name="P3"><text:a xlink:href="https://scikit-learn.org/stable/modules/classes.html#module-sklearn.linear_model"><text:span text:style-name="T5">sklearn.linear_model</text:span></text:a><text:span text:style-name="T6">: Generalized Linear Models</text:span></text:p>
      <text:p text:style-name="P4"><text:a xlink:href="https://scikit-learn.org/stable/modules/classes.html#module-sklearn.linear_model"><text:span text:style-name="T7">https://scikit-learn.org/stable/modules/classes.html#module-sklearn.linear_model</text:span></text:a><text:span text:style-name="T8"/></text:p>
      <text:p text:style-name="P4"><text:span text:style-name="T8"/></text:p>
      <text:p text:style-name="P4"><text:span text:style-name="T9">some leniar clasifiers explained</text:span></text:p>
      <text:p text:style-name="P4"><text:a xlink:href="https://www.youtube.com/user/atihler/videos"><text:span text:style-name="T10">https://www.youtube.com/user/atihler/videos</text:span></text:a><text:span text:style-name="T11"/></text:p>
      <text:p text:style-name="P4"><text:span text:style-name="T11"/></text:p>
      <text:p text:style-name="P5"><text:span text:style-name="T12">Linear classifier wiki</text:span></text:p>
      <text:p text:style-name="P6"><text:a xlink:href="https://en.wikipedia.org/wiki/Linear_classifier"><text:span text:style-name="T13">https://en.wikipedia.org/wiki/Linear_classifier</text:span></text:a><text:span text:style-name="T14"/></text:p>
      <text:p text:style-name="P6"><text:span text:style-name="T14"/></text:p>
      <text:p text:style-name="P7"><text:span text:style-name="T15">linear models</text:span></text:p>
      <text:p text:style-name="P8"><text:a xlink:href="https://www.youtube.com/watch?v=PaFPbb66DxQ&amp;list=PLblh5JKOoLUIzaEkCLIUxQFjPIlapw8nU"><text:span text:style-name="T17">https://www.youtube.com/watch?v=PaFPbb66DxQ</text:span><text:span text:style-name="T18">HYPERLINK "https://www.youtube.com/watch?v=PaFPbb66DxQ&amp;list=PLblh5JKOoLUIzaEkCLIUxQFjPIlapw8nU"</text:span><text:span text:style-name="T19">&amp;</text:span><text:span text:style-name="T20">HYPERLINK "https://www.youtube.com/watch?v=PaFPbb66DxQ&amp;list=PLblh5JKOoLUIzaEkCLIUxQFjPIlapw8nU"</text:span><text:span text:style-name="T21">list=PLblh5JKOoLUIzaEkCLIUxQFjPIlapw8nU</text:span></text:a><text:span text:style-name="T22"/></text:p>
      <text:p text:style-name="P8"><text:span text:style-name="T22"/></text:p>
      <text:p text:style-name="P8"><text:span text:style-name="T23">bias-variance</text:span><text:span text:style-name="T24"/></text:p>
      <text:p text:style-name="P8"><text:a xlink:href="https://elitedatascience.com/bias-variance-tradeoff"><text:span text:style-name="T25">https://elitedatascience.com/bias-variance-tradeoff</text:span></text:a><text:span text:style-name="T26"/></text:p>
      <text:p text:style-name="P8"><text:span text:style-name="T26"/></text:p>
      <text:p text:style-name="P9"><text:span text:style-name="T27">classifiers we will use:</text:span></text:p>
      <text:p text:style-name="P9"><text:span text:style-name="T28"/></text:p>
      <text:p text:style-name="P9"><text:span text:style-name="T29">svm (svc-svr see diffs)</text:span></text:p>
      <text:p text:style-name="P10"><text:a xlink:href="https://scikit-learn.org/stable/modules/generated/sklearn.svm.LinearSVC.html#sklearn.svm.LinearSVC"><text:span text:style-name="T30">https://scikit-learn.org/stable/modules/generated/sklearn.svm.LinearSVC.html#sklearn.svm.LinearSVC</text:span></text:a><text:span text:style-name="T31"/></text:p>
      <text:p text:style-name="P10"><text:span text:style-name="T31"/></text:p>
      <text:p text:style-name="P11"><text:span text:style-name="T32">linear regression</text:span></text:p>
      <text:p text:style-name="P12"><text:a xlink:href="https://scikit-learn.org/stable/modules/generated/sklearn.linear_model.LinearRegression.html#sklearn.linear_model.LinearRegression"><text:span text:style-name="T33">https://scikit-learn.org/stable/modules/generated/sklearn.linear_model.LinearRegression.html#sklearn.linear_model.LinearRegression</text:span></text:a><text:span text:style-name="T34"/></text:p>
      <text:p text:style-name="P12"><text:span text:style-name="T34"/></text:p>
      <text:p text:style-name="P13"><text:span text:style-name="T35">Logistic Regression</text:span></text:p>
      <text:p text:style-name="P14"><text:a xlink:href="https://scikit-learn.org/stable/modules/generated/sklearn.linear_model.LogisticRegression.html#sklearn.linear_model.LogisticRegression"><text:span text:style-name="T36">https://scikit-learn.org/stable/modules/generated/sklearn.linear_model.LogisticRegression.html#sklearn.linear_model.LogisticRegression</text:span></text:a><text:span text:style-name="T37"/></text:p>
      <text:p text:style-name="P14"><text:span text:style-name="T37"/></text:p>
      <text:p text:style-name="P14"><text:span text:style-name="T38">ridge rigression (also check out<text:s/></text:span><text:span text:style-name="T39">BayesianRidge</text:span><text:span text:style-name="T40">)</text:span></text:p>
      <text:p text:style-name="P14"><text:a xlink:href="https://scikit-learn.org/stable/modules/generated/sklearn.linear_model.RidgeClassifier.html#sklearn.linear_model.RidgeClassifier"><text:span text:style-name="T41">https://scikit-learn.org/stable/modules/generated/sklearn.linear_model.RidgeClassifier.html#sklearn.linear_model.RidgeClassifier</text:span></text:a><text:span text:style-name="T42"/></text:p>
      <text:p text:style-name="P14"><text:span text:style-name="T42"/></text:p>
      <text:p text:style-name="P15"><text:span text:style-name="T43">lasso</text:span></text:p>
      <text:p text:style-name="P16"><text:a xlink:href="https://scikit-learn.org/stable/modules/generated/sklearn.linear_model.Lasso.html#sklearn.linear_model.Lasso"><text:span text:style-name="T44">https://scikit-learn.org/stable/modules/generated/sklearn.linear_model.Lasso.html#sklearn.linear_model.Lasso</text:span></text:a><text:span text:style-name="T45"/></text:p>
      <text:p text:style-name="P16"><text:span text:style-name="T45"/></text:p>
      <text:p text:style-name="P17"><text:span text:style-name="T46">elastic net</text:span></text:p>
      <text:p text:style-name="P18"><text:a xlink:href="https://scikit-learn.org/stable/modules/generated/sklearn.linear_model.ElasticNet.html#sklearn.linear_model.ElasticNet"><text:span text:style-name="T47">https://scikit-learn.org/stable/modules/generated/sklearn.linear_model.ElasticNet.html#sklearn.linear_model.ElasticNet</text:span></text:a><text:span text:style-name="T48"/></text:p>
      <text:p text:style-name="P18"><text:span text:style-name="T48"/></text:p>
      <text:p text:style-name="P18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